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PULACIÓN <text:s/>DEL <text:s/>ORDENADOR</text:p>
      <text:p text:style-name="Standard"/>
      <text:p text:style-name="Standard"/>
      <text:p text:style-name="P2"><text:tab/>Para manipular, montar y desmontar la caja del ordenador y sus elementos deben tenerse en cuenta las siguientes consideraciones:</text:p>
      <text:p text:style-name="P2"/>
      <text:list xml:id="list1859564488" text:style-name="L1">
        <text:list-item>
          <text:list>
            <text:list-item>
              <text:p text:style-name="P3">Comprobar si está desconectada de la corriente eléctrica.</text:p>
            </text:list-item>
          </text:list>
        </text:list-item>
      </text:list>
      <text:p text:style-name="P2"/>
      <text:list xml:id="list39468177" text:continue-numbering="true" text:style-name="L1">
        <text:list-item>
          <text:list>
            <text:list-item>
              <text:p text:style-name="P3">Utilizar guantes de protección. Deben colocarse después de realizar la descarga de corriente estática.</text:p>
            </text:list-item>
          </text:list>
        </text:list-item>
      </text:list>
      <text:p text:style-name="P2"/>
      <text:list xml:id="list504064727" text:continue-numbering="true" text:style-name="L1">
        <text:list-item>
          <text:list>
            <text:list-item>
              <text:p text:style-name="P3">Usar un sistema de descarga de corriente estática. Puede utilizarse una pulsera antiestática conectada a tierra o al menos tocar un elemento con conexión a tierra antes de manipular el equipo. Puede utilizarse el propio equipo antes de quitarle el cable de corriente, tocando una parte libre de pintura.</text:p>
            </text:list-item>
          </text:list>
        </text:list-item>
      </text:list>
      <text:p text:style-name="P2"/>
      <text:list xml:id="list1087871820" text:continue-numbering="true" text:style-name="L1">
        <text:list-item>
          <text:list>
            <text:list-item>
              <text:p text:style-name="P3">Usar un tapete aislante sobre el que se manipule la caja. Esto evitará descargas y deterioros en los elementos electrónicos del ordenador por descargas y en el banco de trabajo por rozamientos.</text:p>
            </text:list-item>
          </text:list>
        </text:list-item>
      </text:list>
      <text:p text:style-name="P2"/>
      <text:list xml:id="list767809081" text:continue-numbering="true" text:style-name="L1">
        <text:list-item>
          <text:list>
            <text:list-item>
              <text:p text:style-name="P3">No tocar ningún chip y cuando haya que manipular cualquier elemento sujetarlo de forma adecuada. En caso contrario la electricidad estática puede dañar el elemento en cuestión.</text:p>
            </text:list-item>
          </text:list>
        </text:list-item>
      </text:list>
      <text:p text:style-name="P2"/>
      <text:list xml:id="list411056351" text:continue-numbering="true" text:style-name="L1">
        <text:list-item>
          <text:list>
            <text:list-item>
              <text:p text:style-name="P3">Registrar la disposición de todos los elementos que se desconecten. Deben realizarse gráficos, esquemas o fotografías que recojan: orientación de los cables, ubicación de cualquier elemento o tarjeta, …</text:p>
            </text:list-item>
          </text:list>
        </text:list-item>
      </text:list>
      <text:p text:style-name="P2"/>
      <text:list xml:id="list41356049" text:continue-numbering="true" text:style-name="L1">
        <text:list-item>
          <text:list>
            <text:list-item>
              <text:p text:style-name="P3">Disponer de forma ordenada los dispositivos, tarjetas, tornillos, etc. que se van desmontando. Puede utilizarse cinta adhesiva para dejar pegados los tornillos en el lugar del que proceden.</text:p>
            </text:list-item>
          </text:list>
        </text:list-item>
      </text:list>
      <text:p text:style-name="P2"/>
      <text:list xml:id="list281127013" text:continue-numbering="true" text:style-name="L1">
        <text:list-item>
          <text:list>
            <text:list-item>
              <text:p text:style-name="P3">Utilizar un elemento aislante para depositar o colocar los elementos electrónicos. No situarlos sobre superficies metálicas para evitar su deterioro por descargas o rozamientos.</text:p>
            </text:list-item>
          </text:list>
        </text:list-item>
      </text:list>
      <text:p text:style-name="P2"/>
      <text:list xml:id="list483230158" text:continue-numbering="true" text:style-name="L1">
        <text:list-item>
          <text:list>
            <text:list-item>
              <text:p text:style-name="P3">Utilizar la herramienta adecuada. Generalmente un destornillador de estrella de dimensiones medias.</text:p>
            </text:list-item>
          </text:list>
        </text:list-item>
      </text:list>
      <text:p text:style-name="P2"/>
      <text:list xml:id="list1435660987" text:continue-numbering="true" text:style-name="L1">
        <text:list-item>
          <text:list>
            <text:list-item>
              <text:p text:style-name="P3">Utilizar el tipo de tornillo adecuado para cada elemento. En caso contrario el tornillo no ejercerá su función de sujeción o se deteriorarán las roscas del tornillo o, lo que es más grave, las roscas de la tuerca del dispositivo.</text:p>
            </text:list-item>
          </text:list>
        </text:list-item>
      </text:list>
      <text:p text:style-name="P2"/>
      <text:list xml:id="list950952985" text:continue-numbering="true" text:style-name="L1">
        <text:list-item>
          <text:list>
            <text:list-item>
              <text:p text:style-name="P3">No forzar ningún tornillo ni elemento de sujeción por presión de las tapas o de los dispositivos. Cuando un elemento no se pueda extraer de forma suave hay que descubrir la razón que lo impide.</text:p>
            </text:list-item>
          </text:list>
        </text:list-item>
      </text:list>
      <text:p text:style-name="P2"/>
      <text:list xml:id="list82213639" text:continue-numbering="true" text:style-name="L1">
        <text:list-item>
          <text:list>
            <text:list-item>
              <text:p text:style-name="P3">No apretar demasiado los tornillos de sujeción de las clavijas de los diferentes dispositivos externos. En caso contrario ocurre con frecuencia que al intentar aflojar el tornillo lo que se afloja es el elemento donde se enrosca el tornillo de la placa de, por ejemplo, la tarjeta de expansión (vídeo, puerto paralelo,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1-16T10:06:06</meta:creation-date>
    <dc:date>2014-01-16T10:57:29</dc:date>
    <dc:creator>santiago </dc:creator>
    <meta:editing-duration>PT35M47S</meta:editing-duration>
    <meta:editing-cycles>5</meta:editing-cycles>
    <meta:generator>LibreOffice/3.5$Linux_X86_64 LibreOffice_project/350m1$Build-2</meta:generator>
    <meta:document-statistic meta:table-count="0" meta:image-count="0" meta:object-count="0" meta:page-count="1" meta:paragraph-count="14" meta:word-count="385" meta:character-count="2411" meta:non-whitespace-character-count="2049"/>
  </office:meta>
</office:document-meta>
</file>